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3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[.B3]+[.C3]" office:value-type="float" office:value="1" calcext:value-type="float">
            <text:p>1</text:p>
          </table:table-cell>
          <table:table-cell table:style-name="ce42" table:formula="of:=[.D3]/[.$D$12]" office:value-type="percentage" office:value="0.00318471337579618" calcext:value-type="percentage">
            <text:p>0,3%</text:p>
          </table:table-cell>
          <table:table-cell table:style-name="ce46" table:formula="of:=[.E3]" office:value-type="percentage" office:value="0.00318471337579618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21" calcext:value-type="float">
            <text:p>21</text:p>
          </table:table-cell>
          <table:table-cell table:style-name="ce35" table:formula="of:=[.B4]+[.C4]" office:value-type="float" office:value="36" calcext:value-type="float">
            <text:p>36</text:p>
          </table:table-cell>
          <table:table-cell table:style-name="ce42" table:formula="of:=[.D4]/[.$D$12]" office:value-type="percentage" office:value="0.114649681528662" calcext:value-type="percentage">
            <text:p>11,5%</text:p>
          </table:table-cell>
          <table:table-cell table:style-name="ce47" table:formula="of:=[.F3]+[.E4]" office:value-type="percentage" office:value="0.117834394904459" calcext:value-type="percentage">
            <text:p>1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5]+[.C5]" office:value-type="float" office:value="55" calcext:value-type="float">
            <text:p>55</text:p>
          </table:table-cell>
          <table:table-cell table:style-name="ce42" table:formula="of:=[.D5]/[.$D$12]" office:value-type="percentage" office:value="0.17515923566879" calcext:value-type="percentage">
            <text:p>17,5%</text:p>
          </table:table-cell>
          <table:table-cell table:style-name="ce46" table:formula="of:=[.F4]+[.E5]" office:value-type="percentage" office:value="0.292993630573248" calcext:value-type="percentage">
            <text:p>2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6]+[.C6]" office:value-type="float" office:value="39" calcext:value-type="float">
            <text:p>39</text:p>
          </table:table-cell>
          <table:table-cell table:style-name="ce42" table:formula="of:=[.D6]/[.$D$12]" office:value-type="percentage" office:value="0.124203821656051" calcext:value-type="percentage">
            <text:p>12,4%</text:p>
          </table:table-cell>
          <table:table-cell table:style-name="ce48" table:formula="of:=[.F5]+[.E6]" office:value-type="percentage" office:value="0.417197452229299" calcext:value-type="percentage">
            <text:p>4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[.B7]+[.C7]" office:value-type="float" office:value="42" calcext:value-type="float">
            <text:p>42</text:p>
          </table:table-cell>
          <table:table-cell table:style-name="ce42" table:formula="of:=[.D7]/[.$D$12]" office:value-type="percentage" office:value="0.133757961783439" calcext:value-type="percentage">
            <text:p>13,4%</text:p>
          </table:table-cell>
          <table:table-cell table:style-name="ce48" table:formula="of:=[.F6]+[.E7]" office:value-type="percentage" office:value="0.550955414012739" calcext:value-type="percentage">
            <text:p>5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9" office:value-type="float" office:value="22" calcext:value-type="float">
            <text:p>22</text:p>
          </table:table-cell>
          <table:table-cell table:style-name="ce35" table:formula="of:=[.B8]+[.C8]" office:value-type="float" office:value="49" calcext:value-type="float">
            <text:p>49</text:p>
          </table:table-cell>
          <table:table-cell table:style-name="ce42" table:formula="of:=[.D8]/[.$D$12]" office:value-type="percentage" office:value="0.156050955414013" calcext:value-type="percentage">
            <text:p>15,6%</text:p>
          </table:table-cell>
          <table:table-cell table:style-name="ce46" table:formula="of:=[.F7]+[.E8]" office:value-type="percentage" office:value="0.707006369426752" calcext:value-type="percentage">
            <text:p>7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9]+[.C9]" office:value-type="float" office:value="42" calcext:value-type="float">
            <text:p>42</text:p>
          </table:table-cell>
          <table:table-cell table:style-name="ce42" table:formula="of:=[.D9]/[.$D$12]" office:value-type="percentage" office:value="0.133757961783439" calcext:value-type="percentage">
            <text:p>13,4%</text:p>
          </table:table-cell>
          <table:table-cell table:style-name="ce46" table:formula="of:=[.F8]+[.E9]" office:value-type="percentage" office:value="0.840764331210191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10]+[.C10]" office:value-type="float" office:value="21" calcext:value-type="float">
            <text:p>21</text:p>
          </table:table-cell>
          <table:table-cell table:style-name="ce42" table:formula="of:=[.D10]/[.$D$12]" office:value-type="percentage" office:value="0.0668789808917197" calcext:value-type="percentage">
            <text:p>6,7%</text:p>
          </table:table-cell>
          <table:table-cell table:style-name="ce46" table:formula="of:=[.F9]+[.E10]" office:value-type="percentage" office:value="0.907643312101911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11]+[.C11]" office:value-type="float" office:value="29" calcext:value-type="float">
            <text:p>29</text:p>
          </table:table-cell>
          <table:table-cell table:style-name="ce43" table:formula="of:=[.D11]/[.$D$12]" office:value-type="percentage" office:value="0.0923566878980892" calcext:value-type="percentage">
            <text:p>9,2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53" calcext:value-type="float">
            <text:p>153</text:p>
          </table:table-cell>
          <table:table-cell table:style-name="ce20" table:formula="of:=SUM([.C3:.C11])" office:value-type="float" office:value="161" calcext:value-type="float">
            <text:p>161</text:p>
          </table:table-cell>
          <table:table-cell table:style-name="ce36" table:formula="of:=SUM([.D3:.D11])"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7261146496815" calcext:value-type="percentage">
            <text:p>49 %</text:p>
          </table:table-cell>
          <table:table-cell table:style-name="ce21" table:formula="of:=[.C12]/[.D12]" office:value-type="percentage" office:value="0.512738853503185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2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32" calcext:value-type="float">
            <text:p>232</text:p>
          </table:table-cell>
          <table:table-cell table:style-name="ce38" office:value-type="float" office:value="2" calcext:value-type="float">
            <text:p>2</text:p>
          </table:table-cell>
          <table:table-cell table:style-name="ce23" table:formula="of:=SUM([.A18:.D18])" office:value-type="float" office:value="317" calcext:value-type="float">
            <text:p>317</text:p>
          </table:table-cell>
          <table:table-cell/>
          <table:table-cell table:style-name="ce60" office:value-type="percentage" office:value="0.039" calcext:value-type="percentage" table:number-columns-spanned="3" table:number-rows-spanned="1">
            <text:p>3,9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98738170347003" calcext:value-type="percentage">
            <text:p>19,9%</text:p>
          </table:table-cell>
          <table:table-cell table:style-name="ce9" table:formula="of:=[.B18]/[.$E$18]" office:value-type="percentage" office:value="0.0630914826498423" calcext:value-type="percentage">
            <text:p>6,3%</text:p>
          </table:table-cell>
          <table:table-cell table:style-name="ce9" table:formula="of:=[.C18]/[.$E$18]" office:value-type="percentage" office:value="0.73186119873817" calcext:value-type="percentage">
            <text:p>73,2%</text:p>
          </table:table-cell>
          <table:table-cell table:style-name="ce9" table:formula="of:=[.D18]/[.$E$18]" office:value-type="percentage" office:value="0.00630914826498423" calcext:value-type="percentage">
            <text:p>0,6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2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0.9" calcext:value-type="float" table:number-columns-spanned="3" table:number-rows-spanned="1">
            <text:p>10,9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61" calcext:value-type="float">
            <text:p>161</text:p>
          </table:table-cell>
          <table:table-cell table:style-name="ce30" table:formula="of:=[.B22]/[.E18]" office:value-type="percentage" office:value="0.50788643533123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54" calcext:value-type="float">
            <text:p>154</text:p>
          </table:table-cell>
          <table:table-cell table:style-name="ce31" table:formula="of:=[.B23]/[.E18]" office:value-type="percentage" office:value="0.485804416403786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4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26" calcext:value-type="float">
            <text:p>26</text:p>
          </table:table-cell>
          <table:table-cell table:style-name="ce32" table:formula="of:=[.B28]/[.$B$94]" office:value-type="percentage" office:value="0.082018927444795" calcext:value-type="percentage">
            <text:p>8,20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7" calcext:value-type="float">
            <text:p>7</text:p>
          </table:table-cell>
          <table:table-cell table:style-name="ce72" table:formula="of:=[.G28]/[.G$37]" office:value-type="percentage" office:value="0.0220820189274448" calcext:value-type="percentage">
            <text:p>2,21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23" calcext:value-type="float">
            <text:p>23</text:p>
          </table:table-cell>
          <table:table-cell table:style-name="ce32" table:formula="of:=[.B29]/[.$B$94]" office:value-type="percentage" office:value="0.0725552050473186" calcext:value-type="percentage">
            <text:p>7,2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5" calcext:value-type="float">
            <text:p>5</text:p>
          </table:table-cell>
          <table:table-cell table:style-name="ce73" table:formula="of:=[.G29]/[.G$37]" office:value-type="percentage" office:value="0.0157728706624606" calcext:value-type="percentage">
            <text:p>1,5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30]/[.$B$94]" office:value-type="percentage" office:value="0.0536277602523659" calcext:value-type="percentage">
            <text:p>5,36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6" calcext:value-type="float">
            <text:p>6</text:p>
          </table:table-cell>
          <table:table-cell table:style-name="ce73" table:formula="of:=[.G30]/[.G$37]" office:value-type="percentage" office:value="0.0189274447949527" calcext:value-type="percentage">
            <text:p>1,8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94]" office:value-type="percentage" office:value="0.0347003154574132" calcext:value-type="percentage">
            <text:p>3,47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64" office:value-type="float" office:value="58" calcext:value-type="float">
            <text:p>58</text:p>
          </table:table-cell>
          <table:table-cell table:style-name="ce74" table:formula="of:=[.G31]/[.G$37]" office:value-type="percentage" office:value="0.182965299684543" calcext:value-type="percentage">
            <text:p>18,3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2]/[.$B$94]" office:value-type="percentage" office:value="0.0347003154574132" calcext:value-type="percentage">
            <text:p>3,47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12" calcext:value-type="float">
            <text:p>12</text:p>
          </table:table-cell>
          <table:table-cell table:style-name="ce73" table:formula="of:=[.G32]/[.G$37]" office:value-type="percentage" office:value="0.0378548895899054" calcext:value-type="percentage">
            <text:p>3,79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3]/[.$B$94]" office:value-type="percentage" office:value="0.028391167192429" calcext:value-type="percentage">
            <text:p>2,84 %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[.G33]/[.G$37]" office:value-type="percentage" office:value="0.116719242902208" calcext:value-type="percentage">
            <text:p>11,67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94]" office:value-type="percentage" office:value="0.028391167192429" calcext:value-type="percentage">
            <text:p>2,84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58" calcext:value-type="float">
            <text:p>58</text:p>
          </table:table-cell>
          <table:table-cell table:style-name="ce75" table:formula="of:=[.G34]/[.G$37]" office:value-type="percentage" office:value="0.182965299684543" calcext:value-type="percentage">
            <text:p>18,30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94]" office:value-type="percentage" office:value="0.0252365930599369" calcext:value-type="percentage">
            <text:p>2,52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20" calcext:value-type="float">
            <text:p>120</text:p>
          </table:table-cell>
          <table:table-cell table:style-name="ce76" table:formula="of:=[.G35]/[.G$37]" office:value-type="percentage" office:value="0.378548895899054" calcext:value-type="percentage">
            <text:p>37,85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6]/[.$B$94]" office:value-type="percentage" office:value="0.0220820189274448" calcext:value-type="percentage">
            <text:p>2,21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14" calcext:value-type="float">
            <text:p>14</text:p>
          </table:table-cell>
          <table:table-cell table:style-name="ce77" table:formula="of:=[.G36]/[.G$37]" office:value-type="percentage" office:value="0.0441640378548896" calcext:value-type="percentage">
            <text:p>4,42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7]/[.$B$94]" office:value-type="percentage" office:value="0.0220820189274448" calcext:value-type="percentage">
            <text:p>2,21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317" calcext:value-type="float">
            <text:p>317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94]" office:value-type="percentage" office:value="0.0220820189274448" calcext:value-type="percentage">
            <text:p>2,21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9]/[.$B$94]" office:value-type="percentage" office:value="0.0220820189274448" calcext:value-type="percentage">
            <text:p>2,21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0]/[.$B$94]" office:value-type="percentage" office:value="0.0220820189274448" calcext:value-type="percentage">
            <text:p>2,21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1]/[.$B$94]" office:value-type="percentage" office:value="0.0220820189274448" calcext:value-type="percentage">
            <text:p>2,21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94]" office:value-type="percentage" office:value="0.0189274447949527" calcext:value-type="percentage">
            <text:p>1,89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94]" office:value-type="percentage" office:value="0.0189274447949527" calcext:value-type="percentage">
            <text:p>1,89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4]/[.$B$94]" office:value-type="percentage" office:value="0.0189274447949527" calcext:value-type="percentage">
            <text:p>1,89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5]/[.$B$94]" office:value-type="percentage" office:value="0.0189274447949527" calcext:value-type="percentage">
            <text:p>1,89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94]" office:value-type="percentage" office:value="0.0157728706624606" calcext:value-type="percentage">
            <text:p>1,58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94]" office:value-type="percentage" office:value="0.0157728706624606" calcext:value-type="percentage">
            <text:p>1,58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94]" office:value-type="percentage" office:value="0.0157728706624606" calcext:value-type="percentage">
            <text:p>1,58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9]/[.$B$94]" office:value-type="percentage" office:value="0.0157728706624606" calcext:value-type="percentage">
            <text:p>1,58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0]/[.$B$94]" office:value-type="percentage" office:value="0.0157728706624606" calcext:value-type="percentage">
            <text:p>1,58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1]/[.$B$94]" office:value-type="percentage" office:value="0.0157728706624606" calcext:value-type="percentage">
            <text:p>1,58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2]/[.$B$94]" office:value-type="percentage" office:value="0.0157728706624606" calcext:value-type="percentage">
            <text:p>1,58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3]/[.$B$94]" office:value-type="percentage" office:value="0.0157728706624606" calcext:value-type="percentage">
            <text:p>1,58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4]/[.$B$94]" office:value-type="percentage" office:value="0.0157728706624606" calcext:value-type="percentage">
            <text:p>1,58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94]" office:value-type="percentage" office:value="0.0126182965299685" calcext:value-type="percentage">
            <text:p>1,26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94]" office:value-type="percentage" office:value="0.0126182965299685" calcext:value-type="percentage">
            <text:p>1,26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94]" office:value-type="percentage" office:value="0.0126182965299685" calcext:value-type="percentage">
            <text:p>1,26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94]" office:value-type="percentage" office:value="0.0126182965299685" calcext:value-type="percentage">
            <text:p>1,26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94]" office:value-type="percentage" office:value="0.00946372239747634" calcext:value-type="percentage">
            <text:p>0,95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0]/[.$B$94]" office:value-type="percentage" office:value="0.00946372239747634" calcext:value-type="percentage">
            <text:p>0,95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1]/[.$B$94]" office:value-type="percentage" office:value="0.00946372239747634" calcext:value-type="percentage">
            <text:p>0,95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94]" office:value-type="percentage" office:value="0.00946372239747634" calcext:value-type="percentage">
            <text:p>0,95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94]" office:value-type="percentage" office:value="0.00946372239747634" calcext:value-type="percentage">
            <text:p>0,95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94]" office:value-type="percentage" office:value="0.00946372239747634" calcext:value-type="percentage">
            <text:p>0,95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94]" office:value-type="percentage" office:value="0.00946372239747634" calcext:value-type="percentage">
            <text:p>0,95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94]" office:value-type="percentage" office:value="0.00946372239747634" calcext:value-type="percentage">
            <text:p>0,95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94]" office:value-type="percentage" office:value="0.00946372239747634" calcext:value-type="percentage">
            <text:p>0,95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4]" office:value-type="percentage" office:value="0.00630914826498423" calcext:value-type="percentage">
            <text:p>0,63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4]" office:value-type="percentage" office:value="0.00630914826498423" calcext:value-type="percentage">
            <text:p>0,6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4]" office:value-type="percentage" office:value="0.00630914826498423" calcext:value-type="percentage">
            <text:p>0,6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4]" office:value-type="percentage" office:value="0.00630914826498423" calcext:value-type="percentage">
            <text:p>0,6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4]" office:value-type="percentage" office:value="0.00630914826498423" calcext:value-type="percentage">
            <text:p>0,6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94]" office:value-type="percentage" office:value="0.00630914826498423" calcext:value-type="percentage">
            <text:p>0,6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94]" office:value-type="percentage" office:value="0.00630914826498423" calcext:value-type="percentage">
            <text:p>0,6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94]" office:value-type="percentage" office:value="0.00630914826498423" calcext:value-type="percentage">
            <text:p>0,6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94]" office:value-type="percentage" office:value="0.00630914826498423" calcext:value-type="percentage">
            <text:p>0,6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4]" office:value-type="percentage" office:value="0.00315457413249211" calcext:value-type="percentage">
            <text:p>0,32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4]" office:value-type="percentage" office:value="0.00315457413249211" calcext:value-type="percentage">
            <text:p>0,32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4]" office:value-type="percentage" office:value="0.00315457413249211" calcext:value-type="percentage">
            <text:p>0,32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4]" office:value-type="percentage" office:value="0.00315457413249211" calcext:value-type="percentage">
            <text:p>0,32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4]" office:value-type="percentage" office:value="0.00315457413249211" calcext:value-type="percentage">
            <text:p>0,32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4]" office:value-type="percentage" office:value="0.00315457413249211" calcext:value-type="percentage">
            <text:p>0,3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4]" office:value-type="percentage" office:value="0.00315457413249211" calcext:value-type="percentage">
            <text:p>0,32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4]" office:value-type="percentage" office:value="0.00315457413249211" calcext:value-type="percentage">
            <text:p>0,32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4]" office:value-type="percentage" office:value="0.00315457413249211" calcext:value-type="percentage">
            <text:p>0,32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4]" office:value-type="percentage" office:value="0.00315457413249211" calcext:value-type="percentage">
            <text:p>0,32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4]" office:value-type="percentage" office:value="0.00315457413249211" calcext:value-type="percentage">
            <text:p>0,32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4]" office:value-type="percentage" office:value="0.00315457413249211" calcext:value-type="percentage">
            <text:p>0,32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4]" office:value-type="percentage" office:value="0.00315457413249211" calcext:value-type="percentage">
            <text:p>0,32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<text:s/>La Pa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4]" office:value-type="percentage" office:value="0.00315457413249211" calcext:value-type="percentage">
            <text:p>0,3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4]" office:value-type="percentage" office:value="0.00315457413249211" calcext:value-type="percentage">
            <text:p>0,3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4]" office:value-type="percentage" office:value="0.00315457413249211" calcext:value-type="percentage">
            <text:p>0,32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5" calcext:value-type="float">
            <text:p>15</text:p>
          </table:table-cell>
          <table:table-cell table:style-name="ce33" table:formula="of:=[.B93]/[.$B$94]" office:value-type="percentage" office:value="0.0473186119873817" calcext:value-type="percentage">
            <text:p>4,7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3])" office:value-type="float" office:value="317" calcext:value-type="float">
            <text:p>317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81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3'.$A$1" table:cell-range-address="$'20201003'.$A$27:.$D$81"/>
        </table:named-expressions>
      </table:table>
      <table:named-expressions/>
      <table:database-ranges>
        <table:database-range table:name="__Anonymous_Sheet_DB__0" table:target-range-address="'20201003'.A27:'20201003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3" style:display-name="PageStyle_20201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4T14:14:42</dc:date>
    <meta:generator>LibreOffice/6.0.7.3$Linux_X86_64 LibreOffice_project/00m0$Build-3</meta:generator>
    <meta:document-statistic meta:table-count="1" meta:cell-count="39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